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c2e0ae"/>
    </style:style>
    <style:style style:name="ce18" style:family="table-cell" style:parent-style-name="Default">
      <style:table-cell-properties fo:background-color="#f9a870"/>
    </style:style>
    <style:style style:name="ce19" style:family="table-cell" style:parent-style-name="Default">
      <style:table-cell-properties fo:background-color="#fedcc6"/>
    </style:style>
    <style:style style:name="ce22" style:family="table-cell" style:parent-style-name="Default">
      <style:table-cell-properties fo:background-color="#1b75bc"/>
    </style:style>
    <style:style style:name="ce24" style:family="table-cell" style:parent-style-name="Default">
      <style:table-cell-properties fo:background-color="#c7a0cb"/>
    </style:style>
    <style:style style:name="ce25" style:family="table-cell" style:parent-style-name="Default">
      <style:table-cell-properties fo:background-color="#dfcce4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played board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table:style-name="ce9" office:value-type="string" calcext:value-type="string">
            <text:p>17. 10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ly WPM without machine learning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. 10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dt.wpm_c 6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57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50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5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7.88" calcext:value-type="float">
            <text:p>47.88</text:p>
          </table:table-cell>
          <table:table-cell table:style-name="ce5" office:value-type="string" calcext:value-type="string">
            <text:p>dt.wpm_c 58.1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54.3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5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47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t.sdc <text:s text:c="2"/>51.2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5.3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39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2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.08" calcext:value-type="float">
            <text:p>30.08</text:p>
          </table:table-cell>
          <table:table-cell table:style-name="ce5" office:value-type="string" calcext:value-type="string">
            <text:p>dt.sdc <text:s text:c="2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4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41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30.0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25.4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dt.ste <text:s text:c="2"/>46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36.0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27.9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19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12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31" calcext:value-type="float">
            <text:p>19.31</text:p>
          </table:table-cell>
          <table:table-cell table:style-name="ce5" office:value-type="string" calcext:value-type="string">
            <text:p>dt.ste <text:s text:c="2"/>47.0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9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0.6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19.3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13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8.65 <text:s/>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test</text:p>
          </table:table-cell>
          <table:table-cell office:value-type="string" calcext:value-type="string">
            <text:p>7.11.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3.5" calcext:value-type="float">
            <text:p>53.5</text:p>
          </table:table-cell>
          <table:table-cell table:style-name="ce14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ikitlearn MLP</text:p>
          </table:table-cell>
          <table:table-cell/>
          <table:table-cell table:style-name="ce14" table:number-columns-repeated="3"/>
          <table:table-cell table:style-name="ce14" office:value-type="string" calcext:value-type="string">
            <text:p>xforto00test 53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te <text:s text:c="6"/>4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dt.sdc <text:s text:c="6"/>50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wpm_c <text:s text:c="4"/>4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ste <text:s text:c="6"/>35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forto00test 34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rand <text:s text:c="5"/>29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login00 <text:s text:c="4"/>7.50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9.5" calcext:value-type="float">
            <text:p>19.5</text:p>
          </table:table-cell>
          <table:table-cell table:style-name="ce14" office:value-type="string" calcext:value-type="string">
            <text:p>dt.ste <text:s text:c="6"/>42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wpm_c <text:s text:c="4"/>37.29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29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forto00test 19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14.1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10.59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16.11.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xforto00test 56.00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te <text:s text:c="6"/>4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2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1.33" calcext:value-type="float">
            <text:p>31.33</text:p>
          </table:table-cell>
          <table:table-cell table:style-name="ce19" office:value-type="string" calcext:value-type="string">
            <text:p>dt.sdc <text:s text:c="6"/>48.7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ste <text:s text:c="6"/>4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wpm_c <text:s text:c="4"/>37.6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forto00test 31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rand <text:s text:c="5"/>24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login00 <text:s text:c="4"/>13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dt.ste <text:s text:c="6"/>44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wpm_c <text:s text:c="4"/>36.8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3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forto00test 22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11.44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6.85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2.12.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1.25" calcext:value-type="float">
            <text:p>21.25</text:p>
          </table:table-cell>
          <table:table-cell table:style-name="Default" office:value-type="string" calcext:value-type="string">
            <text:p>dt.ste <text:s text:c="6"/>45.83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0.4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dt.wpm_c <text:s text:c="4"/>39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dt.sdc <text:s text:c="6"/>27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xforto00test 21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dt.rand <text:s text:c="5"/>9.27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xlogin00 <text:s text:c="4"/>8.90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2.12.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5.25" calcext:value-type="float">
            <text:p>35.25</text:p>
          </table:table-cell>
          <table:table-cell table:style-name="ce22" office:value-type="string" calcext:value-type="string">
            <text:p>dt.ste <text:s text:c="6"/>35.42 % winra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0.5</text:p>
          </table:table-cell>
          <table:table-cell/>
          <table:table-cell table:style-name="ce22" table:number-columns-repeated="3"/>
          <table:table-cell table:style-name="ce22" office:value-type="string" calcext:value-type="string">
            <text:p>xforto00test 3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wpm_c <text:s text:c="4"/>33.05 % winrate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sdc <text:s text:c="6"/>28.7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dt.rand <text:s text:c="5"/>6.0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table:number-columns-repeated="3"/>
          <table:table-cell table:style-name="ce22" office:value-type="string" calcext:value-type="string">
            <text:p>xlogin00 <text:s text:c="4"/>5.08 <text:s/>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25.12.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1.75" calcext:value-type="float">
            <text:p>31.75</text:p>
          </table:table-cell>
          <table:table-cell table:style-name="ce24" office:value-type="string" calcext:value-type="string">
            <text:p>dt.ste <text:s text:c="6"/>40.83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 final</text:p>
          </table:table-cell>
          <table:table-cell/>
          <table:table-cell table:style-name="ce24" table:number-columns-repeated="3"/>
          <table:table-cell table:style-name="ce24" office:value-type="string" calcext:value-type="string">
            <text:p>xforto00test 31.7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wpm_c <text:s text:c="4"/>30.9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dc <text:s text:c="6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6.8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5.51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1.5" calcext:value-type="float">
            <text:p>31.5</text:p>
          </table:table-cell>
          <table:table-cell table:style-name="ce25" office:value-type="string" calcext:value-type="string">
            <text:p>dt.ste <text:s text:c="6"/>43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wpm_c <text:s text:c="4"/>32.2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31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dc <text:s text:c="6"/>30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5.17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4.69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1.33" calcext:value-type="float">
            <text:p>31.33</text:p>
          </table:table-cell>
          <table:table-cell table:style-name="ce24" office:value-type="string" calcext:value-type="string">
            <text:p>dt.sdc <text:s text:c="6"/>52.8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wpm_c <text:s text:c="4"/>46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te <text:s text:c="6"/>4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test 31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2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1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dt.sdc <text:s text:c="6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wpm_c <text:s text:c="4"/>49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te <text:s text:c="6"/>4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32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18.1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10.5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dt.wpm_c <text:s text:c="4"/>8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dc <text:s text:c="6"/>7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te <text:s text:c="6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 text:c="5"/>5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test 39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<text:s text:c="4"/>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dt.wpm_c <text:s text:c="4"/>7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dc <text:s text:c="6"/>6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rand <text:s text:c="5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dt.ste <text:s text:c="6"/>6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forto00test 43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5" office:value-type="string" calcext:value-type="string">
            <text:p>xlogin00 <text:s text:c="4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33.6" calcext:value-type="float">
            <text:p>33.6</text:p>
          </table:table-cell>
          <table:table-cell table:style-name="ce24" office:value-type="string" calcext:value-type="string">
            <text:p>dt.ste <text:s text:c="2"/>40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forto00 33.6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wpm_c 33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sdc <text:s text:c="2"/>25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xlogin00 5.87 <text:s/>% winrate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number-columns-repeated="3"/>
          <table:table-cell table:style-name="ce24" office:value-type="string" calcext:value-type="string">
            <text:p>dt.rand <text:s/>5.50 <text:s/>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7:57:43.035600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2-30T17:58:52.043737752</dc:date>
    <meta:editing-duration>PT7H8M18S</meta:editing-duration>
    <meta:editing-cycles>17</meta:editing-cycles>
    <meta:generator>LibreOffice/6.0.7.3$Linux_X86_64 LibreOffice_project/00m0$Build-3</meta:generator>
    <meta:document-statistic meta:table-count="1" meta:cell-count="242" meta:object-count="0"/>
  </office:meta>
</office:document-meta>
</file>